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</office:font-face-decls>
  <office:automatic-styles>
    <style:style style:name="P1" style:family="paragraph" style:parent-style-name="Standard">
      <style:text-properties officeooo:rsid="000d70d5" officeooo:paragraph-rsid="000d70d5"/>
    </style:style>
    <style:style style:name="P2" style:family="paragraph" style:parent-style-name="Standard" style:list-style-name="L1">
      <style:text-properties officeooo:rsid="000d70d5" officeooo:paragraph-rsid="000d70d5"/>
    </style:style>
    <style:style style:name="P3" style:family="paragraph" style:parent-style-name="Standard">
      <style:text-properties officeooo:paragraph-rsid="000e1240"/>
    </style:style>
    <style:style style:name="T1" style:family="text">
      <style:text-properties officeooo:rsid="000e1240"/>
    </style:style>
    <style:style style:name="T2" style:family="text">
      <style:text-properties fo:font-variant="normal" fo:text-transform="none" fo:color="#0056b3" loext:opacity="100%" style:font-name="Roboto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за 04.12.2025 по УП.04</text:p>
      <text:p text:style-name="P1">Ворошилов Артём, Згеря Илья, Кокшаров Роман, Попов Максим</text:p>
      <text:p text:style-name="P1"/>
      <text:p text:style-name="P1">За сегодня: </text:p>
      <text:list text:style-name="L1">
        <text:list-item>
          <text:p text:style-name="P2">Создали документацию (Не конечная версия, будет редактироваться скорее всего)</text:p>
        </text:list-item>
        <text:list-item>
          <text:p text:style-name="P2">Запустили хостинг сайта </text:p>
        </text:list-item>
        <text:list-item>
          <text:p text:style-name="P2">Доделали оформление сайта</text:p>
        </text:list-item>
        <text:list-item>
          <text:p text:style-name="P2">Начали создавать доп. Страницы</text:p>
        </text:list-item>
      </text:list>
      <text:p text:style-name="P1"/>
      <text:p text:style-name="P3"><text:span text:style-name="T1">Ссылка на сайт: </text:span><text:a xlink:type="simple" xlink:href="https://trainhome.github.io/waifuwarfare.github.io/" office:target-frame-name="_blank" xlink:show="new" text:style-name="Internet_20_link" text:visited-style-name="Visited_20_Internet_20_Link"><text:span text:style-name="T2">https://trainhome.github.io/waifuwarfare.github.io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7:24:53.553223659</meta:creation-date>
    <dc:date>2025-12-04T18:03:42.241060559</dc:date>
    <meta:editing-duration>PT38M48S</meta:editing-duration>
    <meta:editing-cycles>2</meta:editing-cycles>
    <meta:generator>LibreOffice/24.8.4.1$Linux_X86_64 LibreOffice_project/480$Build-1</meta:generator>
    <meta:document-statistic meta:table-count="0" meta:image-count="0" meta:object-count="0" meta:page-count="1" meta:paragraph-count="8" meta:word-count="42" meta:character-count="324" meta:non-whitespace-character-count="292"/>
  </office:meta>
</office:document-meta>
</file>